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6719e"/>
    </style:style>
    <style:style style:name="P2" style:family="paragraph">
      <style:paragraph-properties fo:text-align="center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4pt" style:language-asian="zh" style:country-asian="CN" style:font-style-asian="normal" style:font-weight-asian="normal" style:font-name-complex="Noto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32pt" style:font-size-asian="26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1pt" style:font-size-asian="18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4pt" style:language-asian="zh" style:country-asian="CN" style:font-style-asian="normal" style:font-weight-asian="normal" style:font-name-complex="Noto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6354in" fo:min-width="2.1874in" loext:decorative="false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5417in" fo:min-width="4.58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5in" fo:min-width="5.11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top" draw:auto-grow-height="false" fo:min-height="3.2398in" fo:min-width="4.22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948in" fo:min-width="2.06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6937in" fo:min-width="6.982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937in" fo:min-width="6.94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5728in" fo:min-width="3.218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top" draw:auto-grow-height="false" fo:min-height="3.2398in" fo:min-width="4.22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custom-shape text:anchor-type="paragraph" draw:z-index="0" draw:name="Shape 1" draw:style-name="gr1" svg:width="2.1878in" svg:height="1.6358in" svg:x="0.0563in" svg:y="0.1299in"><text:p>Logo of CCN University</text:p><draw:enhanced-geometry svg:viewBox="0 0 21600 21600" draw:type="rectangle" draw:enhanced-path="M 0 0 L 21600 0 21600 21600 0 21600 0 0 Z N"/></draw:custom-shape><draw:custom-shape text:anchor-type="paragraph" draw:z-index="1" draw:name="Shape 2" draw:style-name="gr2" svg:width="4.5835in" svg:height="1.5421in" svg:x="2.5346in" svg:y="0.161in"><text:p><text:span text:style-name="T1">CCN University of</text:span></text:p><text:p><text:span text:style-name="T1">Science &amp; Technology</text:span></text:p><text:p><text:span text:style-name="T2">Kotbari, Cumilla.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2" svg:width="5.115in" svg:height="0.7504in" svg:x="1.0043in" svg:y="2.0154in"><text:p text:style-name="P2"><text:span text:style-name="T3">Semester Final Result Fall 25</text:span></text:p><draw:enhanced-geometry svg:viewBox="0 0 21600 21600" draw:type="rectangle" draw:enhanced-path="M 0 0 L 21600 0 21600 21600 0 21600 0 0 Z N"/></draw:custom-shape><draw:custom-shape text:anchor-type="paragraph" draw:z-index="3" draw:name="Shape 4" draw:style-name="gr9" draw:text-style-name="P5" svg:width="4.2295in" svg:height="3.2398in" svg:x="0.098in" svg:y="3.1717in"><text:p text:style-name="P3"><text:span text:style-name="T4">Student Information:</text:span></text:p><text:p text:style-name="P4"><text:span text:style-name="T4"/></text:p><text:p text:style-name="P4"><text:span text:style-name="T4">Name:</text:span></text:p><text:p text:style-name="P4"><text:span text:style-name="T4">ID:</text:span></text:p><text:p text:style-name="P4"><text:span text:style-name="T4">Batch:</text:span></text:p><text:p text:style-name="P4"><text:span text:style-name="T4">Department:</text:span></text:p><text:p text:style-name="P4"><text:span text:style-name="T4">Date of Birth:</text:span></text:p><text:p text:style-name="P4"><text:span text:style-name="T4">Address: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5" draw:style-name="gr5" svg:width="2.063in" svg:height="1.948in" svg:x="5.0043in" svg:y="3.161in"><text:p>Photo of student</text:p><draw:enhanced-geometry svg:viewBox="0 0 21600 21600" draw:type="rectangle" draw:enhanced-path="M 0 0 L 21600 0 21600 21600 0 21600 0 0 Z N"/></draw:custom-shape><draw:custom-shape text:anchor-type="paragraph" draw:z-index="5" draw:name="Shape 6" draw:style-name="gr6" draw:text-style-name="P2" svg:width="6.9831in" svg:height="0.6941in" svg:x="0.0839in" svg:y="6.6055in"><text:p text:style-name="P2">Result</text:p><draw:enhanced-geometry svg:viewBox="0 0 21600 21600" draw:type="rectangle" draw:enhanced-path="M 0 0 L 21600 0 21600 21600 0 21600 0 0 Z N"/></draw:custom-shape><draw:custom-shape text:anchor-type="paragraph" draw:z-index="6" draw:name="Shape 8" draw:style-name="gr7" svg:width="6.948in" svg:height="1.0941in" svg:x="0.0874in" svg:y="7.4693in"><text:p>Result table</text:p><draw:enhanced-geometry svg:viewBox="0 0 21600 21600" draw:type="rectangle" draw:enhanced-path="M 0 0 L 21600 0 21600 21600 0 21600 0 0 Z N"/></draw:custom-shape><draw:custom-shape text:anchor-type="paragraph" draw:z-index="7" draw:name="Shape 7" draw:style-name="gr8" svg:width="3.2189in" svg:height="0.5732in" svg:x="0.1083in" svg:y="8.8236in"><text:p>Merit position: </text:p><draw:enhanced-geometry svg:viewBox="0 0 21600 21600" draw:type="rectangle" draw:enhanced-path="M 0 0 L 21600 0 21600 21600 0 21600 0 0 Z N"/></draw:custom-shape>/* style.css */</text:p>
      <text:p text:style-name="P1">* {</text:p>
      <text:p text:style-name="P1"><text:s text:c="4"/>margin: 0;</text:p>
      <text:p text:style-name="P1"><text:s text:c="4"/>padding: 0;</text:p>
      <text:p text:style-name="P1"><text:s text:c="4"/>box-sizing: border-box;</text:p>
      <text:p text:style-name="P1"><text:s text:c="4"/>font-family: 'Segoe UI', Tahoma, Geneva, Verdana, sans-serif;</text:p>
      <text:p text:style-name="P1">}</text:p>
      <text:p text:style-name="P1"/>
      <text:p text:style-name="P1">body {</text:p>
      <text:p text:style-name="P1"><text:s text:c="4"/>background-color: #f5f7fa;</text:p>
      <text:p text:style-name="P1"><text:s text:c="4"/>color: #333;</text:p>
      <text:p text:style-name="P1"><text:s text:c="4"/>padding: 20px;</text:p>
      <text:p text:style-name="P1"><text:s text:c="4"/>line-height: 1.6;</text:p>
      <text:p text:style-name="P1">}</text:p>
      <text:p text:style-name="P1"/>
      <text:p text:style-name="P1">.container {</text:p>
      <text:p text:style-name="P1"><text:s text:c="4"/>max-width: 1200px;</text:p>
      <text:p text:style-name="P1"><text:s text:c="4"/>margin: 0 auto;</text:p>
      <text:p text:style-name="P1">}</text:p>
      <text:p text:style-name="P1"/>
      <text:p text:style-name="P1">.print-header {</text:p>
      <text:p text:style-name="P1"><text:s text:c="4"/>display: flex;</text:p>
      <text:p text:style-name="P1"><text:s text:c="4"/>justify-content: flex-end;</text:p>
      <text:p text:style-name="P1"><text:s text:c="4"/>gap: 15px;</text:p>
      <text:p text:style-name="P1"><text:s text:c="4"/>margin-bottom: 20px;</text:p>
      <text:p text:style-name="P1"><text:s text:c="4"/>padding: 10px;</text:p>
      <text:p text:style-name="P1"><text:s text:c="4"/>background-color: #fff;</text:p>
      <text:p text:style-name="P1"><text:s text:c="4"/>border-radius: 8px;</text:p>
      <text:p text:style-name="P1"><text:s text:c="4"/>box-shadow: 0 2px 8px rgba(0, 0, 0, 0.1);</text:p>
      <text:p text:style-name="P1">}</text:p>
      <text:p text:style-name="P1"/>
      <text:p text:style-name="P1">.print-btn,</text:p>
      <text:p text:style-name="P1">.toggle-view-btn {</text:p>
      <text:p text:style-name="P1"><text:s text:c="4"/>padding: 10px 20px;</text:p>
      <text:p text:style-name="P1"><text:s text:c="4"/>background-color: #2c3e50;</text:p>
      <text:p text:style-name="P1"><text:s text:c="4"/>color: white;</text:p>
      <text:p text:style-name="P1"><text:s text:c="4"/>border: none;</text:p>
      <text:p text:style-name="P1"><text:s text:c="4"/>border-radius: 5px;</text:p>
      <text:p text:style-name="P1"><text:s text:c="4"/>cursor: pointer;</text:p>
      <text:p text:style-name="P1"><text:s text:c="4"/>font-weight: 600;</text:p>
      <text:p text:style-name="P1"><text:s text:c="4"/>display: flex;</text:p>
      <text:p text:style-name="P1"><text:s text:c="4"/>align-items: center;</text:p>
      <text:p text:style-name="P1"><text:s text:c="4"/>gap: 8px;</text:p>
      <text:p text:style-name="P1"><text:s text:c="4"/>transition: all 0.3s;</text:p>
      <text:p text:style-name="P1">}</text:p>
      <text:p text:style-name="P1"/>
      <text:p text:style-name="P1">.print-btn:hover {</text:p>
      <text:p text:style-name="P1"><text:s text:c="4"/>background-color: #1a252f;</text:p>
      <text:p text:style-name="P1"><text:soft-page-break/>}</text:p>
      <text:p text:style-name="P1"/>
      <text:p text:style-name="P1">.toggle-view-btn {</text:p>
      <text:p text:style-name="P1"><text:s text:c="4"/>background-color: #3498db;</text:p>
      <text:p text:style-name="P1">}</text:p>
      <text:p text:style-name="P1"/>
      <text:p text:style-name="P1">.toggle-view-btn:hover {</text:p>
      <text:p text:style-name="P1"><text:s text:c="4"/>background-color: #2980b9;</text:p>
      <text:p text:style-name="P1">}</text:p>
      <text:p text:style-name="P1"/>
      <text:p text:style-name="P1">/* Main Result Page */</text:p>
      <text:p text:style-name="P1">.result-page {</text:p>
      <text:p text:style-name="P1"><text:s text:c="4"/>background-color: white;</text:p>
      <text:p text:style-name="P1"><text:s text:c="4"/>border-radius: 10px;</text:p>
      <text:p text:style-name="P1"><text:s text:c="4"/>padding: 40px;</text:p>
      <text:p text:style-name="P1"><text:s text:c="4"/>box-shadow: 0 5px 20px rgba(0, 0, 0, 0.1);</text:p>
      <text:p text:style-name="P1"><text:s text:c="4"/>position: relative;</text:p>
      <text:p text:style-name="P1">}</text:p>
      <text:p text:style-name="P1"/>
      <text:p text:style-name="P1">/* University Header */</text:p>
      <text:p text:style-name="P1">.university-header {</text:p>
      <text:p text:style-name="P1"><text:s text:c="4"/>display: flex;</text:p>
      <text:p text:style-name="P1"><text:s text:c="4"/>align-items: center;</text:p>
      <text:p text:style-name="P1"><text:s text:c="4"/>justify-content: center;</text:p>
      <text:p text:style-name="P1"><text:s text:c="4"/>text-align: center;</text:p>
      <text:p text:style-name="P1"><text:s text:c="4"/>margin-bottom: 30px;</text:p>
      <text:p text:style-name="P1"><text:s text:c="4"/>padding-bottom: 20px;</text:p>
      <text:p text:style-name="P1"><text:s text:c="4"/>border-bottom: 3px solid #2c3e50;</text:p>
      <text:p text:style-name="P1">}</text:p>
      <text:p text:style-name="P1"/>
      <text:p text:style-name="P1">.university-logo {</text:p>
      <text:p text:style-name="P1"><text:s text:c="4"/>margin-right: 30px;</text:p>
      <text:p text:style-name="P1">}</text:p>
      <text:p text:style-name="P1"/>
      <text:p text:style-name="P1">.logo-placeholder {</text:p>
      <text:p text:style-name="P1"><text:s text:c="4"/>width: 100px;</text:p>
      <text:p text:style-name="P1"><text:s text:c="4"/>height: 100px;</text:p>
      <text:p text:style-name="P1"><text:s text:c="4"/>background: linear-gradient(135deg, #2c3e50, #3498db);</text:p>
      <text:p text:style-name="P1"><text:s text:c="4"/>border-radius: 50%;</text:p>
      <text:p text:style-name="P1"><text:s text:c="4"/>display: flex;</text:p>
      <text:p text:style-name="P1"><text:s text:c="4"/>align-items: center;</text:p>
      <text:p text:style-name="P1"><text:s text:c="4"/>justify-content: center;</text:p>
      <text:p text:style-name="P1"><text:s text:c="4"/>color: white;</text:p>
      <text:p text:style-name="P1"><text:s text:c="4"/>font-size: 40px;</text:p>
      <text:p text:style-name="P1"><text:s text:c="4"/>margin-bottom: 10px;</text:p>
      <text:p text:style-name="P1">}</text:p>
      <text:p text:style-name="P1"/>
      <text:p text:style-name="P1">.logo-text {</text:p>
      <text:p text:style-name="P1"><text:s text:c="4"/>font-size: 12px;</text:p>
      <text:p text:style-name="P1"><text:soft-page-break/><text:s text:c="4"/>color: #7f8c8d;</text:p>
      <text:p text:style-name="P1"><text:s text:c="4"/>font-weight: 500;</text:p>
      <text:p text:style-name="P1">}</text:p>
      <text:p text:style-name="P1"/>
      <text:p text:style-name="P1">.university-info h1 {</text:p>
      <text:p text:style-name="P1"><text:s text:c="4"/>color: #2c3e50;</text:p>
      <text:p text:style-name="P1"><text:s text:c="4"/>font-size: 28px;</text:p>
      <text:p text:style-name="P1"><text:s text:c="4"/>margin-bottom: 8px;</text:p>
      <text:p text:style-name="P1"><text:s text:c="4"/>letter-spacing: 0.5px;</text:p>
      <text:p text:style-name="P1">}</text:p>
      <text:p text:style-name="P1"/>
      <text:p text:style-name="P1">.university-address {</text:p>
      <text:p text:style-name="P1"><text:s text:c="4"/>color: #7f8c8d;</text:p>
      <text:p text:style-name="P1"><text:s text:c="4"/>font-size: 18px;</text:p>
      <text:p text:style-name="P1"><text:s text:c="4"/>font-weight: 500;</text:p>
      <text:p text:style-name="P1">}</text:p>
      <text:p text:style-name="P1"/>
      <text:p text:style-name="P1">/* Result Title */</text:p>
      <text:p text:style-name="P1">.result-title {</text:p>
      <text:p text:style-name="P1"><text:s text:c="4"/>text-align: center;</text:p>
      <text:p text:style-name="P1"><text:s text:c="4"/>margin-bottom: 40px;</text:p>
      <text:p text:style-name="P1">}</text:p>
      <text:p text:style-name="P1"/>
      <text:p text:style-name="P1">.result-title h2 {</text:p>
      <text:p text:style-name="P1"><text:s text:c="4"/>color: #2c3e50;</text:p>
      <text:p text:style-name="P1"><text:s text:c="4"/>font-size: 26px;</text:p>
      <text:p text:style-name="P1"><text:s text:c="4"/>margin-bottom: 15px;</text:p>
      <text:p text:style-name="P1">}</text:p>
      <text:p text:style-name="P1"/>
      <text:p text:style-name="P1">.result-decoration {</text:p>
      <text:p text:style-name="P1"><text:s text:c="4"/>display: flex;</text:p>
      <text:p text:style-name="P1"><text:s text:c="4"/>align-items: center;</text:p>
      <text:p text:style-name="P1"><text:s text:c="4"/>justify-content: center;</text:p>
      <text:p text:style-name="P1"><text:s text:c="4"/>gap: 15px;</text:p>
      <text:p text:style-name="P1">}</text:p>
      <text:p text:style-name="P1"/>
      <text:p text:style-name="P1">.line {</text:p>
      <text:p text:style-name="P1"><text:s text:c="4"/>height: 2px;</text:p>
      <text:p text:style-name="P1"><text:s text:c="4"/>width: 150px;</text:p>
      <text:p text:style-name="P1"><text:s text:c="4"/>background-color: #3498db;</text:p>
      <text:p text:style-name="P1">}</text:p>
      <text:p text:style-name="P1"/>
      <text:p text:style-name="P1">.star {</text:p>
      <text:p text:style-name="P1"><text:s text:c="4"/>color: #f39c12;</text:p>
      <text:p text:style-name="P1"><text:s text:c="4"/>font-size: 20px;</text:p>
      <text:p text:style-name="P1">}</text:p>
      <text:p text:style-name="P1"/>
      <text:p text:style-name="P1">/* Content Layout */</text:p>
      <text:p text:style-name="P1">.content-wrapper {</text:p>
      <text:p text:style-name="P1"><text:soft-page-break/><text:s text:c="4"/>display: flex;</text:p>
      <text:p text:style-name="P1"><text:s text:c="4"/>gap: 40px;</text:p>
      <text:p text:style-name="P1"><text:s text:c="4"/>margin-bottom: 40px;</text:p>
      <text:p text:style-name="P1">}</text:p>
      <text:p text:style-name="P1"/>
      <text:p text:style-name="P1">/* Student Info Section */</text:p>
      <text:p text:style-name="P1">.student-info-section {</text:p>
      <text:p text:style-name="P1"><text:s text:c="4"/>flex: 1;</text:p>
      <text:p text:style-name="P1">}</text:p>
      <text:p text:style-name="P1"/>
      <text:p text:style-name="P1">.student-info-section h3 {</text:p>
      <text:p text:style-name="P1"><text:s text:c="4"/>color: #2c3e50;</text:p>
      <text:p text:style-name="P1"><text:s text:c="4"/>font-size: 22px;</text:p>
      <text:p text:style-name="P1"><text:s text:c="4"/>margin-bottom: 20px;</text:p>
      <text:p text:style-name="P1"><text:s text:c="4"/>padding-bottom: 8px;</text:p>
      <text:p text:style-name="P1"><text:s text:c="4"/>border-bottom: 2px solid #3498db;</text:p>
      <text:p text:style-name="P1">}</text:p>
      <text:p text:style-name="P1"/>
      <text:p text:style-name="P1">.info-grid {</text:p>
      <text:p text:style-name="P1"><text:s text:c="4"/>display: grid;</text:p>
      <text:p text:style-name="P1"><text:s text:c="4"/>grid-template-columns: 1fr;</text:p>
      <text:p text:style-name="P1"><text:s text:c="4"/>gap: 15px;</text:p>
      <text:p text:style-name="P1"><text:s text:c="4"/>margin-bottom: 30px;</text:p>
      <text:p text:style-name="P1">}</text:p>
      <text:p text:style-name="P1"/>
      <text:p text:style-name="P1">.info-item {</text:p>
      <text:p text:style-name="P1"><text:s text:c="4"/>display: flex;</text:p>
      <text:p text:style-name="P1"><text:s text:c="4"/>padding: 10px 0;</text:p>
      <text:p text:style-name="P1"><text:s text:c="4"/>border-bottom: 1px dashed #ddd;</text:p>
      <text:p text:style-name="P1">}</text:p>
      <text:p text:style-name="P1"/>
      <text:p text:style-name="P1">.info-label {</text:p>
      <text:p text:style-name="P1"><text:s text:c="4"/>font-weight: 600;</text:p>
      <text:p text:style-name="P1"><text:s text:c="4"/>min-width: 150px;</text:p>
      <text:p text:style-name="P1"><text:s text:c="4"/>color: #2c3e50;</text:p>
      <text:p text:style-name="P1">}</text:p>
      <text:p text:style-name="P1"/>
      <text:p text:style-name="P1">.info-value {</text:p>
      <text:p text:style-name="P1"><text:s text:c="4"/>color: #333;</text:p>
      <text:p text:style-name="P1">}</text:p>
      <text:p text:style-name="P1"/>
      <text:p text:style-name="P1">/* Result Section */</text:p>
      <text:p text:style-name="P1">.result-section {</text:p>
      <text:p text:style-name="P1"><text:s text:c="4"/>background-color: #f8f9fa;</text:p>
      <text:p text:style-name="P1"><text:s text:c="4"/>padding: 20px;</text:p>
      <text:p text:style-name="P1"><text:s text:c="4"/>border-radius: 8px;</text:p>
      <text:p text:style-name="P1"><text:s text:c="4"/>border-left: 5px solid #2ecc71;</text:p>
      <text:p text:style-name="P1"><text:s text:c="4"/>margin-bottom: 30px;</text:p>
      <text:p text:style-name="P1">}</text:p>
      <text:p text:style-name="P1"><text:soft-page-break/></text:p>
      <text:p text:style-name="P1">.result-section h3 {</text:p>
      <text:p text:style-name="P1"><text:s text:c="4"/>color: #2c3e50;</text:p>
      <text:p text:style-name="P1"><text:s text:c="4"/>margin-bottom: 15px;</text:p>
      <text:p text:style-name="P1"><text:s text:c="4"/>font-size: 22px;</text:p>
      <text:p text:style-name="P1">}</text:p>
      <text:p text:style-name="P1"/>
      <text:p text:style-name="P1">.result-summary {</text:p>
      <text:p text:style-name="P1"><text:s text:c="4"/>display: grid;</text:p>
      <text:p text:style-name="P1"><text:s text:c="4"/>grid-template-columns: repeat(2, 1fr);</text:p>
      <text:p text:style-name="P1"><text:s text:c="4"/>gap: 15px;</text:p>
      <text:p text:style-name="P1">}</text:p>
      <text:p text:style-name="P1"/>
      <text:p text:style-name="P1">.result-item {</text:p>
      <text:p text:style-name="P1"><text:s text:c="4"/>display: flex;</text:p>
      <text:p text:style-name="P1"><text:s text:c="4"/>justify-content: space-between;</text:p>
      <text:p text:style-name="P1"><text:s text:c="4"/>padding: 12px;</text:p>
      <text:p text:style-name="P1"><text:s text:c="4"/>background-color: white;</text:p>
      <text:p text:style-name="P1"><text:s text:c="4"/>border-radius: 5px;</text:p>
      <text:p text:style-name="P1"><text:s text:c="4"/>box-shadow: 0 2px 5px rgba(0, 0, 0, 0.05);</text:p>
      <text:p text:style-name="P1">}</text:p>
      <text:p text:style-name="P1"/>
      <text:p text:style-name="P1">.result-label {</text:p>
      <text:p text:style-name="P1"><text:s text:c="4"/>font-weight: 600;</text:p>
      <text:p text:style-name="P1"><text:s text:c="4"/>color: #2c3e50;</text:p>
      <text:p text:style-name="P1">}</text:p>
      <text:p text:style-name="P1"/>
      <text:p text:style-name="P1">.result-value {</text:p>
      <text:p text:style-name="P1"><text:s text:c="4"/>font-weight: 700;</text:p>
      <text:p text:style-name="P1"><text:s text:c="4"/>color: #333;</text:p>
      <text:p text:style-name="P1">}</text:p>
      <text:p text:style-name="P1"/>
      <text:p text:style-name="P1">.highlight {</text:p>
      <text:p text:style-name="P1"><text:s text:c="4"/>color: #2ecc71;</text:p>
      <text:p text:style-name="P1"><text:s text:c="4"/>font-size: 18px;</text:p>
      <text:p text:style-name="P1">}</text:p>
      <text:p text:style-name="P1"/>
      <text:p text:style-name="P1">/* Menu Position */</text:p>
      <text:p text:style-name="P1">.menu-position {</text:p>
      <text:p text:style-name="P1"><text:s text:c="4"/>background-color: #e3f2fd;</text:p>
      <text:p text:style-name="P1"><text:s text:c="4"/>padding: 12px 15px;</text:p>
      <text:p text:style-name="P1"><text:s text:c="4"/>border-radius: 5px;</text:p>
      <text:p text:style-name="P1"><text:s text:c="4"/>border-left: 4px solid #3498db;</text:p>
      <text:p text:style-name="P1"><text:s text:c="4"/>color: #2c3e50;</text:p>
      <text:p text:style-name="P1"><text:s text:c="4"/>font-weight: 500;</text:p>
      <text:p text:style-name="P1">}</text:p>
      <text:p text:style-name="P1"/>
      <text:p text:style-name="P1">.menu-position i {</text:p>
      <text:p text:style-name="P1"><text:s text:c="4"/>color: #3498db;</text:p>
      <text:p text:style-name="P1"><text:soft-page-break/><text:s text:c="4"/>margin-right: 8px;</text:p>
      <text:p text:style-name="P1">}</text:p>
      <text:p text:style-name="P1"/>
      <text:p text:style-name="P1">/* Student Photo Section */</text:p>
      <text:p text:style-name="P1">.student-photo-section {</text:p>
      <text:p text:style-name="P1"><text:s text:c="4"/>flex: 1;</text:p>
      <text:p text:style-name="P1">}</text:p>
      <text:p text:style-name="P1"/>
      <text:p text:style-name="P1">.photo-container {</text:p>
      <text:p text:style-name="P1"><text:s text:c="4"/>text-align: center;</text:p>
      <text:p text:style-name="P1"><text:s text:c="4"/>margin-bottom: 30px;</text:p>
      <text:p text:style-name="P1"><text:s text:c="4"/>padding: 20px;</text:p>
      <text:p text:style-name="P1"><text:s text:c="4"/>border: 2px dashed #ddd;</text:p>
      <text:p text:style-name="P1"><text:s text:c="4"/>border-radius: 8px;</text:p>
      <text:p text:style-name="P1"><text:s text:c="4"/>background-color: #f8f9fa;</text:p>
      <text:p text:style-name="P1">}</text:p>
      <text:p text:style-name="P1"/>
      <text:p text:style-name="P1">.photo-placeholder {</text:p>
      <text:p text:style-name="P1"><text:s text:c="4"/>width: 200px;</text:p>
      <text:p text:style-name="P1"><text:s text:c="4"/>height: 250px;</text:p>
      <text:p text:style-name="P1"><text:s text:c="4"/>background-color: #ecf0f1;</text:p>
      <text:p text:style-name="P1"><text:s text:c="4"/>margin: 0 auto 20px;</text:p>
      <text:p text:style-name="P1"><text:s text:c="4"/>display: flex;</text:p>
      <text:p text:style-name="P1"><text:s text:c="4"/>flex-direction: column;</text:p>
      <text:p text:style-name="P1"><text:s text:c="4"/>align-items: center;</text:p>
      <text:p text:style-name="P1"><text:s text:c="4"/>justify-content: center;</text:p>
      <text:p text:style-name="P1"><text:s text:c="4"/>border-radius: 5px;</text:p>
      <text:p text:style-name="P1"><text:s text:c="4"/>color: #7f8c8d;</text:p>
      <text:p text:style-name="P1"><text:s text:c="4"/>font-size: 60px;</text:p>
      <text:p text:style-name="P1">}</text:p>
      <text:p text:style-name="P1"/>
      <text:p text:style-name="P1">.photo-text {</text:p>
      <text:p text:style-name="P1"><text:s text:c="4"/>margin-top: 15px;</text:p>
      <text:p text:style-name="P1"><text:s text:c="4"/>font-size: 16px;</text:p>
      <text:p text:style-name="P1"><text:s text:c="4"/>font-weight: 500;</text:p>
      <text:p text:style-name="P1">}</text:p>
      <text:p text:style-name="P1"/>
      <text:p text:style-name="P1">.photo-info {</text:p>
      <text:p text:style-name="P1"><text:s text:c="4"/>background-color: white;</text:p>
      <text:p text:style-name="P1"><text:s text:c="4"/>padding: 15px;</text:p>
      <text:p text:style-name="P1"><text:s text:c="4"/>border-radius: 5px;</text:p>
      <text:p text:style-name="P1"><text:s text:c="4"/>box-shadow: 0 2px 8px rgba(0, 0, 0, 0.05);</text:p>
      <text:p text:style-name="P1">}</text:p>
      <text:p text:style-name="P1"/>
      <text:p text:style-name="P1">.photo-info p {</text:p>
      <text:p text:style-name="P1"><text:s text:c="4"/>margin: 8px 0;</text:p>
      <text:p text:style-name="P1"><text:s text:c="4"/>color: #2c3e50;</text:p>
      <text:p text:style-name="P1">}</text:p>
      <text:p text:style-name="P1"/>
      <text:p text:style-name="P1"><text:soft-page-break/>/* Course Results Table */</text:p>
      <text:p text:style-name="P1">.course-results h3 {</text:p>
      <text:p text:style-name="P1"><text:s text:c="4"/>color: #2c3e50;</text:p>
      <text:p text:style-name="P1"><text:s text:c="4"/>font-size: 22px;</text:p>
      <text:p text:style-name="P1"><text:s text:c="4"/>margin-bottom: 15px;</text:p>
      <text:p text:style-name="P1"><text:s text:c="4"/>padding-bottom: 8px;</text:p>
      <text:p text:style-name="P1"><text:s text:c="4"/>border-bottom: 2px solid #3498db;</text:p>
      <text:p text:style-name="P1">}</text:p>
      <text:p text:style-name="P1"/>
      <text:p text:style-name="P1">table {</text:p>
      <text:p text:style-name="P1"><text:s text:c="4"/>width: 100%;</text:p>
      <text:p text:style-name="P1"><text:s text:c="4"/>border-collapse: collapse;</text:p>
      <text:p text:style-name="P1"><text:s text:c="4"/>box-shadow: 0 2px 8px rgba(0, 0, 0, 0.05);</text:p>
      <text:p text:style-name="P1">}</text:p>
      <text:p text:style-name="P1"/>
      <text:p text:style-name="P1">thead {</text:p>
      <text:p text:style-name="P1"><text:s text:c="4"/>background-color: #2c3e50;</text:p>
      <text:p text:style-name="P1"><text:s text:c="4"/>color: white;</text:p>
      <text:p text:style-name="P1">}</text:p>
      <text:p text:style-name="P1"/>
      <text:p text:style-name="P1">th {</text:p>
      <text:p text:style-name="P1"><text:s text:c="4"/>padding: 15px;</text:p>
      <text:p text:style-name="P1"><text:s text:c="4"/>text-align: left;</text:p>
      <text:p text:style-name="P1"><text:s text:c="4"/>font-weight: 600;</text:p>
      <text:p text:style-name="P1">}</text:p>
      <text:p text:style-name="P1"/>
      <text:p text:style-name="P1">tbody tr {</text:p>
      <text:p text:style-name="P1"><text:s text:c="4"/>border-bottom: 1px solid #eee;</text:p>
      <text:p text:style-name="P1">}</text:p>
      <text:p text:style-name="P1"/>
      <text:p text:style-name="P1">tbody tr:nth-child(even) {</text:p>
      <text:p text:style-name="P1"><text:s text:c="4"/>background-color: #f8f9fa;</text:p>
      <text:p text:style-name="P1">}</text:p>
      <text:p text:style-name="P1"/>
      <text:p text:style-name="P1">td {</text:p>
      <text:p text:style-name="P1"><text:s text:c="4"/>padding: 15px;</text:p>
      <text:p text:style-name="P1"><text:s text:c="4"/>color: #333;</text:p>
      <text:p text:style-name="P1">}</text:p>
      <text:p text:style-name="P1"/>
      <text:p text:style-name="P1">.grade-a {</text:p>
      <text:p text:style-name="P1"><text:s text:c="4"/>color: #2ecc71;</text:p>
      <text:p text:style-name="P1"><text:s text:c="4"/>font-weight: 700;</text:p>
      <text:p text:style-name="P1">}</text:p>
      <text:p text:style-name="P1"/>
      <text:p text:style-name="P1">.grade-a-minus {</text:p>
      <text:p text:style-name="P1"><text:s text:c="4"/>color: #3498db;</text:p>
      <text:p text:style-name="P1"><text:s text:c="4"/>font-weight: 700;</text:p>
      <text:p text:style-name="P1">}</text:p>
      <text:p text:style-name="P1"/>
      <text:p text:style-name="P1"><text:soft-page-break/>.grade-b-plus {</text:p>
      <text:p text:style-name="P1"><text:s text:c="4"/>color: #f39c12;</text:p>
      <text:p text:style-name="P1"><text:s text:c="4"/>font-weight: 700;</text:p>
      <text:p text:style-name="P1">}</text:p>
      <text:p text:style-name="P1"/>
      <text:p text:style-name="P1">/* Footer */</text:p>
      <text:p text:style-name="P1">.result-footer {</text:p>
      <text:p text:style-name="P1"><text:s text:c="4"/>margin-top: 40px;</text:p>
      <text:p text:style-name="P1"><text:s text:c="4"/>padding-top: 30px;</text:p>
      <text:p text:style-name="P1"><text:s text:c="4"/>border-top: 3px solid #2c3e50;</text:p>
      <text:p text:style-name="P1">}</text:p>
      <text:p text:style-name="P1"/>
      <text:p text:style-name="P1">.footer-note {</text:p>
      <text:p text:style-name="P1"><text:s text:c="4"/>text-align: center;</text:p>
      <text:p text:style-name="P1"><text:s text:c="4"/>background-color: #f8f9fa;</text:p>
      <text:p text:style-name="P1"><text:s text:c="4"/>padding: 15px;</text:p>
      <text:p text:style-name="P1"><text:s text:c="4"/>border-radius: 5px;</text:p>
      <text:p text:style-name="P1"><text:s text:c="4"/>margin-bottom: 30px;</text:p>
      <text:p text:style-name="P1"><text:s text:c="4"/>color: #2c3e50;</text:p>
      <text:p text:style-name="P1"><text:s text:c="4"/>font-weight: 500;</text:p>
      <text:p text:style-name="P1">}</text:p>
      <text:p text:style-name="P1"/>
      <text:p text:style-name="P1">.footer-note i {</text:p>
      <text:p text:style-name="P1"><text:s text:c="4"/>color: #e74c3c;</text:p>
      <text:p text:style-name="P1"><text:s text:c="4"/>margin-right: 8px;</text:p>
      <text:p text:style-name="P1">}</text:p>
      <text:p text:style-name="P1"/>
      <text:p text:style-name="P1">.footer-signatures {</text:p>
      <text:p text:style-name="P1"><text:s text:c="4"/>display: flex;</text:p>
      <text:p text:style-name="P1"><text:s text:c="4"/>justify-content: space-between;</text:p>
      <text:p text:style-name="P1"><text:s text:c="4"/>margin-bottom: 25px;</text:p>
      <text:p text:style-name="P1">}</text:p>
      <text:p text:style-name="P1"/>
      <text:p text:style-name="P1">.signature {</text:p>
      <text:p text:style-name="P1"><text:s text:c="4"/>text-align: center;</text:p>
      <text:p text:style-name="P1"><text:s text:c="4"/>flex: 1;</text:p>
      <text:p text:style-name="P1"><text:s text:c="4"/>padding: 0 20px;</text:p>
      <text:p text:style-name="P1">}</text:p>
      <text:p text:style-name="P1"/>
      <text:p text:style-name="P1">.signature-line {</text:p>
      <text:p text:style-name="P1"><text:s text:c="4"/>height: 1px;</text:p>
      <text:p text:style-name="P1"><text:s text:c="4"/>background-color: #333;</text:p>
      <text:p text:style-name="P1"><text:s text:c="4"/>margin: 0 auto 10px;</text:p>
      <text:p text:style-name="P1"><text:s text:c="4"/>width: 150px;</text:p>
      <text:p text:style-name="P1">}</text:p>
      <text:p text:style-name="P1"/>
      <text:p text:style-name="P1">.signature p {</text:p>
      <text:p text:style-name="P1"><text:s text:c="4"/>color: #7f8c8d;</text:p>
      <text:p text:style-name="P1"><text:s text:c="4"/>font-size: 14px;</text:p>
      <text:p text:style-name="P1"><text:soft-page-break/><text:s text:c="4"/>font-weight: 500;</text:p>
      <text:p text:style-name="P1">}</text:p>
      <text:p text:style-name="P1"/>
      <text:p text:style-name="P1">.footer-date {</text:p>
      <text:p text:style-name="P1"><text:s text:c="4"/>text-align: center;</text:p>
      <text:p text:style-name="P1"><text:s text:c="4"/>color: #2c3e50;</text:p>
      <text:p text:style-name="P1"><text:s text:c="4"/>font-weight: 500;</text:p>
      <text:p text:style-name="P1"><text:s text:c="4"/>padding-top: 15px;</text:p>
      <text:p text:style-name="P1"><text:s text:c="4"/>border-top: 1px dashed #ddd;</text:p>
      <text:p text:style-name="P1">}</text:p>
      <text:p text:style-name="P1"/>
      <text:p text:style-name="P1">/* Print Preview Mode */</text:p>
      <text:p text:style-name="P1">.result-page.print-preview {</text:p>
      <text:p text:style-name="P1"><text:s text:c="4"/>padding: 50px;</text:p>
      <text:p text:style-name="P1"><text:s text:c="4"/>box-shadow: none;</text:p>
      <text:p text:style-name="P1"><text:s text:c="4"/>border: 1px solid #ddd;</text:p>
      <text:p text:style-name="P1">}</text:p>
      <text:p text:style-name="P1"/>
      <text:p text:style-name="P1">.result-page.print-preview .print-header {</text:p>
      <text:p text:style-name="P1"><text:s text:c="4"/>display: none;</text:p>
      <text:p text:style-name="P1">}</text:p>
      <text:p text:style-name="P1"/>
      <text:p text:style-name="P1">/* Print Styles */</text:p>
      <text:p text:style-name="P1">@media print {</text:p>
      <text:p text:style-name="P1"><text:s text:c="4"/>.print-header {</text:p>
      <text:p text:style-name="P1"><text:s text:c="8"/>display: none;</text:p>
      <text:p text:style-name="P1"><text:s text:c="4"/>}</text:p>
      <text:p text:style-name="P1"/>
      <text:p text:style-name="P1"><text:s text:c="4"/>body {</text:p>
      <text:p text:style-name="P1"><text:s text:c="8"/>background-color: white;</text:p>
      <text:p text:style-name="P1"><text:s text:c="8"/>padding: 0;</text:p>
      <text:p text:style-name="P1"><text:s text:c="4"/>}</text:p>
      <text:p text:style-name="P1"/>
      <text:p text:style-name="P1"><text:s text:c="4"/>.result-page {</text:p>
      <text:p text:style-name="P1"><text:s text:c="8"/>box-shadow: none;</text:p>
      <text:p text:style-name="P1"><text:s text:c="8"/>padding: 0;</text:p>
      <text:p text:style-name="P1"><text:s text:c="4"/>}</text:p>
      <text:p text:style-name="P1"/>
      <text:p text:style-name="P1"><text:s text:c="4"/>.toggle-view-btn {</text:p>
      <text:p text:style-name="P1"><text:s text:c="8"/>display: none;</text:p>
      <text:p text:style-name="P1"><text:s text:c="4"/>}</text:p>
      <text:p text:style-name="P1">}</text:p>
      <text:p text:style-name="P1"/>
      <text:p text:style-name="P1">/* Responsive Design */</text:p>
      <text:p text:style-name="P1">@media (max-width: 992px) {</text:p>
      <text:p text:style-name="P1"><text:s text:c="4"/>.content-wrapper {</text:p>
      <text:p text:style-name="P1"><text:s text:c="8"/>flex-direction: column;</text:p>
      <text:p text:style-name="P1"><text:s text:c="4"/>}</text:p>
      <text:p text:style-name="P1"/>
      <text:p text:style-name="P1"><text:soft-page-break/><text:s text:c="4"/>.university-header {</text:p>
      <text:p text:style-name="P1"><text:s text:c="8"/>flex-direction: column;</text:p>
      <text:p text:style-name="P1"><text:s text:c="4"/>}</text:p>
      <text:p text:style-name="P1"/>
      <text:p text:style-name="P1"><text:s text:c="4"/>.university-logo {</text:p>
      <text:p text:style-name="P1"><text:s text:c="8"/>margin-right: 0;</text:p>
      <text:p text:style-name="P1"><text:s text:c="8"/>margin-bottom: 20px;</text:p>
      <text:p text:style-name="P1"><text:s text:c="4"/>}</text:p>
      <text:p text:style-name="P1"/>
      <text:p text:style-name="P1"><text:s text:c="4"/>.result-summary {</text:p>
      <text:p text:style-name="P1"><text:s text:c="8"/>grid-template-columns: 1fr;</text:p>
      <text:p text:style-name="P1"><text:s text:c="4"/>}</text:p>
      <text:p text:style-name="P1"/>
      <text:p text:style-name="P1"><text:s text:c="4"/>.footer-signatures {</text:p>
      <text:p text:style-name="P1"><text:s text:c="8"/>flex-direction: column;</text:p>
      <text:p text:style-name="P1"><text:s text:c="8"/>gap: 30px;</text:p>
      <text:p text:style-name="P1"><text:s text:c="4"/>}</text:p>
      <text:p text:style-name="P1">}</text:p>
      <text:p text:style-name="P1"/>
      <text:p text:style-name="P1">@media (max-width: 768px) {</text:p>
      <text:p text:style-name="P1"><text:s text:c="4"/>.result-page {</text:p>
      <text:p text:style-name="P1"><text:s text:c="8"/>padding: 25px;</text:p>
      <text:p text:style-name="P1"><text:s text:c="4"/>}</text:p>
      <text:p text:style-name="P1"/>
      <text:p text:style-name="P1"><text:s text:c="4"/>.university-info h1 {</text:p>
      <text:p text:style-name="P1"><text:s text:c="8"/>font-size: 22px;</text:p>
      <text:p text:style-name="P1"><text:s text:c="4"/>}</text:p>
      <text:p text:style-name="P1"/>
      <text:p text:style-name="P1"><text:s text:c="4"/>.result-title h2 {</text:p>
      <text:p text:style-name="P1"><text:s text:c="8"/>font-size: 22px;</text:p>
      <text:p text:style-name="P1"><text:s text:c="4"/>}</text:p>
      <text:p text:style-name="P1"/>
      <text:p text:style-name="P1"><text:s text:c="4"/>.info-item {</text:p>
      <text:p text:style-name="P1"><text:s text:c="8"/>flex-direction: column;</text:p>
      <text:p text:style-name="P1"><text:s text:c="8"/>gap: 5px;</text:p>
      <text:p text:style-name="P1"><text:s text:c="4"/>}</text:p>
      <text:p text:style-name="P1"/>
      <text:p text:style-name="P1"><text:s text:c="4"/>.info-label {</text:p>
      <text:p text:style-name="P1"><text:s text:c="8"/>min-width: auto;</text:p>
      <text:p text:style-name="P1"><text:s text:c="4"/>}</text:p>
      <text:p text:style-name="P1"/>
      <text:p text:style-name="P1"><text:s text:c="4"/>table {</text:p>
      <text:p text:style-name="P1"><text:s text:c="8"/>font-size: 14px;</text:p>
      <text:p text:style-name="P1"><text:s text:c="4"/>}</text:p>
      <text:p text:style-name="P1"/>
      <text:p text:style-name="P1"><text:s text:c="4"/>th,</text:p>
      <text:p text:style-name="P1"><text:s text:c="4"/>td {</text:p>
      <text:p text:style-name="P1"><text:s text:c="8"/>padding: 10px;</text:p>
      <text:p text:style-name="P1"><text:s text:c="4"/>}</text:p>
      <text:p text:style-name="P1"><text:soft-page-break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0:49:10.075316335</meta:creation-date>
    <dc:date>2026-01-04T01:35:10.777213723</dc:date>
    <meta:editing-duration>PT34M29S</meta:editing-duration>
    <meta:editing-cycles>2</meta:editing-cycles>
    <meta:generator>LibreOffice/25.8.3.2$Linux_X86_64 LibreOffice_project/580$Build-2</meta:generator>
    <meta:print-date>2026-01-04T01:05:01.735733869</meta:print-date>
    <meta:printed-by>PDF files</meta:printed-by>
    <meta:document-statistic meta:table-count="0" meta:image-count="0" meta:object-count="0" meta:page-count="11" meta:paragraph-count="413" meta:word-count="864" meta:character-count="7275" meta:non-whitespace-character-count="5668"/>
  </office:meta>
</office:document-meta>
</file>